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8341" officeooo:paragraph-rsid="00208341"/>
    </style:style>
    <style:style style:name="P2" style:family="paragraph" style:parent-style-name="Standard">
      <style:paragraph-properties fo:text-align="center" style:justify-single-word="false"/>
      <style:text-properties officeooo:rsid="001e9ee4" officeooo:paragraph-rsid="001e9ee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08341" officeooo:paragraph-rsid="00208341"/>
    </style:style>
    <style:style style:name="P4" style:family="paragraph" style:parent-style-name="Standard">
      <style:paragraph-properties fo:text-align="start" style:justify-single-word="false"/>
      <style:text-properties officeooo:rsid="00208341" officeooo:paragraph-rsid="00208341"/>
    </style:style>
    <style:style style:name="P5" style:family="paragraph" style:parent-style-name="Standard">
      <style:paragraph-properties fo:text-align="start" style:justify-single-word="false"/>
      <style:text-properties officeooo:rsid="00252e00" officeooo:paragraph-rsid="00252e00"/>
    </style:style>
    <style:style style:name="P6" style:family="paragraph" style:parent-style-name="Standard">
      <style:paragraph-properties fo:text-align="start" style:justify-single-word="false"/>
      <style:text-properties officeooo:rsid="00316ebd" officeooo:paragraph-rsid="00316ebd"/>
    </style:style>
    <style:style style:name="P7" style:family="paragraph" style:parent-style-name="Standard">
      <style:paragraph-properties fo:text-align="start" style:justify-single-word="false"/>
      <style:text-properties officeooo:rsid="00353029" officeooo:paragraph-rsid="003530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6438" style:font-weight-asian="bold" style:font-weight-complex="bold"/>
    </style:style>
    <style:style style:name="T3" style:family="text">
      <style:text-properties fo:font-weight="bold" officeooo:rsid="00261239" style:font-weight-asian="bold" style:font-weight-complex="bold"/>
    </style:style>
    <style:style style:name="T4" style:family="text">
      <style:text-properties fo:font-weight="bold" officeooo:rsid="0028b989" style:font-weight-asian="bold" style:font-weight-complex="bold"/>
    </style:style>
    <style:style style:name="T5" style:family="text">
      <style:text-properties officeooo:rsid="00261239"/>
    </style:style>
    <style:style style:name="T6" style:family="text">
      <style:text-properties officeooo:rsid="0028b989"/>
    </style:style>
    <style:style style:name="T7" style:family="text">
      <style:text-properties officeooo:rsid="0029da4c"/>
    </style:style>
    <style:style style:name="T8" style:family="text">
      <style:text-properties fo:font-size="20pt" fo:font-style="normal" style:text-underline-style="solid" style:text-underline-width="auto" style:text-underline-color="font-color" fo:font-weight="bold" officeooo:rsid="0021a38e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Gestor de gastos</text:span><text:line-break/></text:p>
      <text:p text:style-name="P1">Participantes:</text:p>
      <text:list text:style-name="L1">
        <text:list-item>
          <text:p text:style-name="P3">Mark Vila</text:p>
        </text:list-item>
        <text:list-item>
          <text:p text:style-name="P3">Jorge Perigüell</text:p>
        </text:list-item>
        <text:list-item>
          <text:p text:style-name="P3">Yordan Radkov</text:p>
        </text:list-item>
      </text:list>
      <text:p text:style-name="P1"/>
      <text:p text:style-name="P7"><text:span text:style-name="T1">Objetivos</text:span>:</text:p>
      <text:p text:style-name="P5">El proyecto pensado será un <text:span text:style-name="T1">Gestor de gastos</text:span>. Puede ser utilizado en diferentes situaciones(gastos mensuales, gastos de un viaje, gastos de compras navideñas…) Este gestor tomando como base una <text:span text:style-name="T1">cantidad de dinero </text:span><text:span text:style-name="T2">indicada</text:span> (sueldo mensual, limite de gasto deseado…) <text:span text:style-name="T1">calculará los gastos que vayamos haciendo</text:span> en el periodo de tiempo que le indiquemos. Se podrán ir <text:span text:style-name="T1">añadiendo nuevos gastos</text:span> que se <text:span text:style-name="T1">clasificarán según etiquetas preestablecidas</text:span>(comida, ocio, reposta<text:span text:style-name="T7">j</text:span>e, facturas…) se podrá insertar una <text:span text:style-name="T1">pequeña descripción</text:span> y la <text:span text:style-name="T1">cantidad de € </text:span>que ha sido gastada en esta. <text:span text:style-name="T5">Este gasto irá restando de la cantidad total establecida al principio. Se podrá </text:span><text:span text:style-name="T3">incluir un limite/tope</text:span><text:span text:style-name="T5"> que cuando se llegue a el, se mostrará un aviso de “limite de gasto alcanzado” o algo por el estilo.</text:span> <text:span text:style-name="T6">Además se podrá tener un </text:span><text:span text:style-name="T4">historial de gastos realizados</text:span><text:span text:style-name="T6"> en el cual podremos filtrar por las etiquetas anteriormente mencionadas y así ver que tipo de gastos hemos hecho.</text:span></text:p>
      <text:p text:style-name="P5"/>
      <text:p text:style-name="P5"/>
      <text:p text:style-name="P6"><text:span text:style-name="T1">Link Repositorio:</text:span> <text:a xlink:type="simple" xlink:href="https://github.com/Yordaw/GestorDeGastos.git" text:style-name="Internet_20_link" text:visited-style-name="Visited_20_Internet_20_Link">https://github.com/Yordaw/GestorDeGastos.git</text:a></text:p>
      <text:p text:style-name="P6"><text:span text:style-name="T1">Link Proyecto:</text:span> <text:a xlink:type="simple" xlink:href="https://github.com/users/Yordaw/projects/1" text:style-name="Internet_20_link" text:visited-style-name="Visited_20_Internet_20_Link">https://github.com/users/Yordaw/projects/1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8:47:27.043000000</meta:creation-date>
    <dc:date>2024-12-02T09:52:34.060000000</dc:date>
    <meta:editing-duration>PT34M21S</meta:editing-duration>
    <meta:editing-cycles>23</meta:editing-cycles>
    <meta:generator>LibreOffice/24.2.5.2$Windows_X86_64 LibreOffice_project/bffef4ea93e59bebbeaf7f431bb02b1a39ee8a59</meta:generator>
    <meta:print-date>2024-12-02T09:47:01.817000000</meta:print-date>
    <meta:printed-by>Archivos PDF</meta:printed-by>
    <meta:document-statistic meta:table-count="0" meta:image-count="0" meta:object-count="0" meta:page-count="1" meta:paragraph-count="9" meta:word-count="169" meta:character-count="1138" meta:non-whitespace-character-count="980"/>
  </office:meta>
</office:document-meta>
</file>